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78H20M18.494051S" calcext:value-type="time">
            <text:p>578:20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22]-[.B122] &gt; 0; [.C122]-[.B12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2]-[.F122] &gt; 0; [.G122]-[.F122]; 0)" office:value-type="time" office:time-value="PT00H00M00S" calcext:value-type="time">
            <text:p>00:00</text:p>
          </table:table-cell>
          <table:table-cell table:formula="of:=[.D122]+[.H12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3]-[.B123] &gt; 0; [.C123]-[.B12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3]-[.F123] &gt; 0; [.G123]-[.F123]; 0)" office:value-type="time" office:time-value="PT00H00M00S" calcext:value-type="time">
            <text:p>00:00</text:p>
          </table:table-cell>
          <table:table-cell table:formula="of:=[.D123]+[.H12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4]-[.B124] &gt; 0; [.C124]-[.B12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4]-[.F124] &gt; 0; [.G124]-[.F124]; 0)" office:value-type="time" office:time-value="PT00H00M00S" calcext:value-type="time">
            <text:p>00:00</text:p>
          </table:table-cell>
          <table:table-cell table:formula="of:=[.D124]+[.H12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25]-[.B125] &gt; 0; [.C125]-[.B12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08H04M17.622S" calcext:value-type="time">
            <text:p>08:0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27]-[.B127] &gt; 0; [.C127]-[.B12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7]-[.F127] &gt; 0; [.G127]-[.F127]; 0)" office:value-type="time" office:time-value="PT00H00M00S" calcext:value-type="time">
            <text:p>00:00</text:p>
          </table:table-cell>
          <table:table-cell table:formula="of:=[.D127]+[.H12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8]-[.B128] &gt; 0; [.C128]-[.B12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8]-[.F128] &gt; 0; [.G128]-[.F128]; 0)" office:value-type="time" office:time-value="PT00H00M00S" calcext:value-type="time">
            <text:p>00:00</text:p>
          </table:table-cell>
          <table:table-cell table:formula="of:=[.D128]+[.H12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29]-[.B129] &gt; 0; [.C129]-[.B1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29]-[.F129] &gt; 0; [.G129]-[.F129]; 0)" office:value-type="time" office:time-value="PT00H00M00S" calcext:value-type="time">
            <text:p>00:00</text:p>
          </table:table-cell>
          <table:table-cell table:formula="of:=[.D129]+[.H1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0]-[.B130] &gt; 0; [.C130]-[.B13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0]-[.F130] &gt; 0; [.G130]-[.F130]; 0)" office:value-type="time" office:time-value="PT00H00M00S" calcext:value-type="time">
            <text:p>00:00</text:p>
          </table:table-cell>
          <table:table-cell table:formula="of:=[.D130]+[.H13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1]-[.B131] &gt; 0; [.C131]-[.B13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1]-[.F131] &gt; 0; [.G131]-[.F131]; 0)" office:value-type="time" office:time-value="PT00H00M00S" calcext:value-type="time">
            <text:p>00:00</text:p>
          </table:table-cell>
          <table:table-cell table:style-name="ce18" table:formula="of:=[.D131]+[.H13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33]-[.B133] &gt; 0; [.C133]-[.B13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3]-[.F133] &gt; 0; [.G133]-[.F133]; 0)" office:value-type="time" office:time-value="PT00H00M00S" calcext:value-type="time">
            <text:p>00:00</text:p>
          </table:table-cell>
          <table:table-cell table:formula="of:=[.D133]+[.H13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4]-[.B134] &gt; 0; [.C134]-[.B13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4]-[.F134] &gt; 0; [.G134]-[.F134]; 0)" office:value-type="time" office:time-value="PT00H00M00S" calcext:value-type="time">
            <text:p>00:00</text:p>
          </table:table-cell>
          <table:table-cell table:formula="of:=[.D134]+[.H13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5]-[.B135] &gt; 0; [.C135]-[.B13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5]-[.F135] &gt; 0; [.G135]-[.F135]; 0)" office:value-type="time" office:time-value="PT00H00M00S" calcext:value-type="time">
            <text:p>00:00</text:p>
          </table:table-cell>
          <table:table-cell table:formula="of:=[.D135]+[.H13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36]-[.B136] &gt; 0; [.C136]-[.B13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36]-[.F136] &gt; 0; [.G136]-[.F136]; 0)" office:value-type="time" office:time-value="PT00H00M00S" calcext:value-type="time">
            <text:p>00:00</text:p>
          </table:table-cell>
          <table:table-cell table:formula="of:=[.D136]+[.H13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37]-[.B137] &gt; 0; [.C137]-[.B13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37]-[.F137] &gt; 0; [.G137]-[.F137]; 0)" office:value-type="time" office:time-value="PT00H00M00S" calcext:value-type="time">
            <text:p>00:00</text:p>
          </table:table-cell>
          <table:table-cell table:style-name="ce18" table:formula="of:=[.D137]+[.H13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9" office:value-type="string" calcext:value-type="string">
            <text:p>Easter travel</text:p>
          </table:table-cell>
        </table:table-row>
        <table:table-row table:style-name="ro1" table:number-rows-repeated="8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2">00/00/0000</text:date>, <text:time style:data-style-name="N2" text:time-value="08:06:57.77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5-02T16:55:20.416000000</dc:date>
    <dc:creator>Benjamin Laws</dc:creator>
    <meta:editing-duration>P24DT6H50M30S</meta:editing-duration>
    <meta:editing-cycles>646</meta:editing-cycles>
    <meta:generator>LibreOffice/7.2.6.2$Windows_X86_64 LibreOffice_project/b0ec3a565991f7569a5a7f5d24fed7f52653d754</meta:generator>
    <meta:document-statistic meta:table-count="2" meta:cell-count="908" meta:object-count="0"/>
  </office:meta>
</office:document-meta>
</file>